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 Seasons</text:h>
      <text:p text:style-name="Text_20_body">Seasons are the crucial part in the booking system. They enable different stake holders in one building to allocate resources within their own time frame. This means that e.g. both the Cultural and Sports department could use the same resources and only be able to allocate time to their organizations with in their own season.</text:p>
      <text:p text:style-name="Text_20_body">The Season view shows all the seasons in the system. They are shown in a table where it is possible to sort the data by the different field names. It is also possible to search for seasons and show hidden seasons through a button at the top bar. It is also possible to create a new season from this view by clicking on New season. This option is only possible for users with appropriate user authorization. </text:p>
      <text:p text:style-name="Text_20_body">The table view contains the following fields:</text:p>
      <text:list xml:id="list453454466" text:style-name="L1">
        <text:list-item>
          <text:p text:style-name="P1">Season</text:p>
        </text:list-item>
        <text:list-item>
          <text:p text:style-name="P1">Building</text:p>
        </text:list-item>
        <text:list-item>
          <text:p text:style-name="P1">Resource</text:p>
        </text:list-item>
        <text:list-item>
          <text:p text:style-name="P1">Case handling officer</text:p>
        </text:list-item>
        <text:list-item>
          <text:p text:style-name="P1">From date</text:p>
        </text:list-item>
        <text:list-item>
          <text:p text:style-name="P1">To date</text:p>
        </text:list-item>
        <text:list-item>
          <text:p text:style-name="P1">Status</text:p>
        </text:list-item>
      </text:list>
      <text:p text:style-name="Text_20_body">Through the Season field it is possible to view a season and see all of its content.</text:p>
      <text:h text:style-name="Heading_20_2" text:outline-level="2">New Season</text:h>
      <text:p text:style-name="Text_20_body">Only system administrators are able to add new seasons to the systems. When creating a season you have to fill out the following:</text:p>
      <text:list xml:id="list1711583153" text:style-name="L2">
        <text:list-item>
          <text:p text:style-name="P2">Season name</text:p>
        </text:list-item>
        <text:list-item>
          <text:p text:style-name="P2">Building name</text:p>
        </text:list-item>
        <text:list-item>
          <text:p text:style-name="P2">Case handling officer</text:p>
        </text:list-item>
        <text:list-item>
          <text:p text:style-name="P2">Resource(s)</text:p>
        </text:list-item>
        <text:list-item>
          <text:p text:style-name="P2">Status</text:p>
        </text:list-item>
        <text:list-item>
          <text:p text:style-name="P2">From date</text:p>
        </text:list-item>
        <text:list-item>
          <text:p text:style-name="P2">To date</text:p>
        </text:list-item>
      </text:list>
      <text:p text:style-name="Text_20_body">Then press Save.</text:p>
      <text:p text:style-name="Text_20_body">N.B. It is not possible to delete a season from the system. Only make them inactive. In order to keep the database tidy it is important only to create valid seasons. If in doubt, use a test environment before you create a new resource within the production environment.</text:p>
      <text:h text:style-name="Heading_20_2" text:outline-level="2">Seasons</text:h>
      <text:p text:style-name="Text_20_body">Each resource shows the following fields:</text:p>
      <text:list xml:id="list808953553" text:style-name="L3">
        <text:list-item>
          <text:p text:style-name="P3">Case handling officer</text:p>
        </text:list-item>
        <text:list-item>
          <text:p text:style-name="P3">Building</text:p>
        </text:list-item>
        <text:list-item>
          <text:p text:style-name="P3"><text:soft-page-break/>Resources</text:p>
        </text:list-item>
        <text:list-item>
          <text:p text:style-name="P3">From date</text:p>
        </text:list-item>
        <text:list-item>
          <text:p text:style-name="P3">To date</text:p>
        </text:list-item>
        <text:list-item>
          <text:p text:style-name="P3">Status</text:p>
        </text:list-item>
      </text:list>
      <text:p text:style-name="Text_20_body">Users with the right authorization are able to edit the season by clicking the Edit button.</text:p>
      <text:p text:style-name="Text_20_body">The button Boundaries gives access to the view where the seasons boundaries for the bundle of resources is set.</text:p>
      <text:p text:style-name="Text_20_body">There is a Template week button links to the view where allocations to organizations is made.</text:p>
      <text:p text:style-name="Text_20_body">The seasons view has the following objects linked:</text:p>
      <text:list xml:id="list137748761" text:style-name="L4">
        <text:list-item>
          <text:p text:style-name="P4">User rights for the resource</text:p>
        </text:list-item>
      </text:list>
      <text:h text:style-name="Heading_20_2" text:outline-level="2">Edit Seasons</text:h>
      <text:p text:style-name="Text_20_body">Each resource contains the following information:</text:p>
      <text:list xml:id="list1410011942" text:continue-list="list808953553" text:style-name="L3">
        <text:list-item>
          <text:p text:style-name="P3">Season name</text:p>
        </text:list-item>
        <text:list-item>
          <text:p text:style-name="P3">Case handling officer</text:p>
        </text:list-item>
        <text:list-item>
          <text:p text:style-name="P3">Building name</text:p>
        </text:list-item>
        <text:list-item>
          <text:p text:style-name="P3">Resources</text:p>
        </text:list-item>
        <text:list-item>
          <text:p text:style-name="P3">Active / Inactive</text:p>
        </text:list-item>
        <text:list-item>
          <text:p text:style-name="P3">Status</text:p>
        </text:list-item>
        <text:list-item>
          <text:p text:style-name="P3">From date</text:p>
        </text:list-item>
        <text:list-item>
          <text:p text:style-name="P3">To date</text:p>
        </text:list-item>
      </text:list>
      <text:p text:style-name="Text_20_body">It is possible to change these values on the season.</text:p>
      <text:h text:style-name="Heading_20_2" text:outline-level="2">Edit / Create Season boundaries</text:h>
      <text:p text:style-name="Text_20_body">Each season has its own set of boundaries. These makes it possible for different departments within the municipality to share the same set of resources. </text:p>
      <text:p text:style-name="Text_20_body">These are the necessary steps to take when creating boundaries for a season:</text:p>
      <text:list xml:id="list558807607" text:style-name="L5">
        <text:list-item>
          <text:p text:style-name="P5">Choose a week day</text:p>
        </text:list-item>
        <text:list-item>
          <text:p text:style-name="P5">Add a start time</text:p>
        </text:list-item>
        <text:list-item>
          <text:p text:style-name="P5">Add a stop time</text:p>
        </text:list-item>
      </text:list>
      <text:p text:style-name="Text_20_body">Click the button Add.</text:p>
      <text:p text:style-name="Text_20_body">Repeat for all days the season should be valid. Note that it is possible to have several boundaries in the same day.</text:p>
      <text:h text:style-name="Heading_20_2" text:outline-level="2">Edit / Create Season template week</text:h>
      <text:p text:style-name="Text_20_body">It is possible to create a template week and create allocations from it. This is the workflow for creating the week template:</text:p>
      <text:list xml:id="list1160490331" text:style-name="L6">
        <text:list-item>
          <text:p text:style-name="P6">Click in the template week where you want to create an allocation, or use the button New <text:soft-page-break/>allocation.</text:p>
        </text:list-item>
        <text:list-item>
          <text:p text:style-name="P6">Fill out the allocation details</text:p>
          <text:list>
            <text:list-item>
              <text:p text:style-name="P6">Organization</text:p>
            </text:list-item>
            <text:list-item>
              <text:p text:style-name="P6">Week day</text:p>
            </text:list-item>
            <text:list-item>
              <text:p text:style-name="P6">Start time</text:p>
            </text:list-item>
            <text:list-item>
              <text:p text:style-name="P6">End time</text:p>
            </text:list-item>
            <text:list-item>
              <text:p text:style-name="P6">Cost (if applicable)</text:p>
            </text:list-item>
            <text:list-item>
              <text:p text:style-name="P6">Attached resources</text:p>
            </text:list-item>
          </text:list>
        </text:list-item>
      </text:list>
      <text:p text:style-name="Text_20_body">Click the button Save.</text:p>
      <text:p text:style-name="Text_20_body">Repeat for all allocations that you would like to have auto generated for the season. When you have done your template allocation do the following steps:</text:p>
      <text:list xml:id="list2092743606" text:continue-numbering="true" text:style-name="L6">
        <text:list-item>
          <text:p text:style-name="P6">Click on Create allocations</text:p>
        </text:list-item>
        <text:list-item>
          <text:p text:style-name="P6">In the new wndow, choose the date range where you would like to create your allocations from the template. Note that you only can create allocations within you season.</text:p>
        </text:list-item>
        <text:list-item>
          <text:p text:style-name="P6">Click the preview button.</text:p>
        </text:list-item>
        <text:list-item>
          <text:p text:style-name="P6">You will see what will happen if you autogenerate the allocations. If it corresponds with what you want, e.g. all allocations will be done without interference, then press the Create button.</text:p>
        </text:list-item>
      </text:list>
      <text:p text:style-name="Text_20_body">Now it is possible for the organizations to create bookings for their groups from the front end of the booking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rik Sjöberg</meta:initial-creator>
    <meta:creation-date>2009-07-28T15:06:53</meta:creation-date>
    <dc:date>2009-07-31T14:19:28</dc:date>
    <dc:creator>Fredrik Sjöberg</dc:creator>
    <meta:editing-duration>PT05H53M25S</meta:editing-duration>
    <meta:editing-cycles>38</meta:editing-cycles>
    <meta:generator>OpenOffice.org/3.1$Unix OpenOffice.org_project/310m11$Build-9399</meta:generator>
    <meta:document-statistic meta:table-count="0" meta:image-count="0" meta:object-count="0" meta:page-count="3" meta:paragraph-count="72" meta:word-count="679" meta:character-count="3705"/>
  </office:meta>
</office:document-meta>
</file>